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The following SELECT statement executes successfully (True / False):</text:p>
      <text:p text:style-name="Standard"/>
      <text:p text:style-name="Standard">SELECT last_name, job_id, salary AS Sal</text:p>
      <text:p text:style-name="Standard"><text:tab/> <text:s/>FROM <text:s text:c="2"/>employees; </text:p>
      <text:p text:style-name="Standard"><text:tab/> <text:s text:c="2"/></text:p>
      <text:p text:style-name="Standard">2. The following SELECT statement executes successfully: </text:p>
      <text:p text:style-name="Standard"/>
      <text:p text:style-name="Standard"><text:s text:c="7"/>SELECT * </text:p>
      <text:p text:style-name="Standard"><text:s text:c="7"/>FROM <text:s text:c="2"/>job_grades;</text:p>
      <text:p text:style-name="Standard"><text:tab/> <text:s text:c="2"/></text:p>
      <text:p text:style-name="Standard">3. There are four coding errors in this statement. Can you identify them?</text:p>
      <text:p text:style-name="Standard"/>
      <text:p text:style-name="Standard"/>
      <text:p text:style-name="Standard">SELECT <text:s text:c="3"/>employee_id, last_name</text:p>
      <text:p text:style-name="Standard"><text:s text:c="6"/>sal x 12 <text:s/>ANNUAL SALARY</text:p>
      <text:p text:style-name="Standard"><text:s text:c="6"/>FROM <text:s text:c="5"/>employees;</text:p>
      <text:p text:style-name="Standard"><text:tab/> <text:s/></text:p>
      <text:p text:style-name="Standard">4. Show the structure of the DEPARTMENTS table. Select all data from the DEPARTMENTS table.</text:p>
      <text:p text:style-name="Standard"><text:tab/> <text:s/></text:p>
      <text:p text:style-name="Standard">3. Show the structure of the EMPLOYEES table. Create a query to display the last name, job code, hire date, and employee number for each employee, </text:p>
      <text:p text:style-name="Standard">with employee number appearing first. </text:p>
      <text:p text:style-name="Standard">Provide an alias STARTDATE for the HIRE_DATE column. </text:p>
      <text:p text:style-name="Standard"/>
      <text:p text:style-name="Standard">4. Create a query to display unique job codes from the EMPLOYEES table. </text:p>
      <text:p text:style-name="Standard"/>
      <text:p text:style-name="Standard">5. Display the last name concatenated with the job ID, separated by a comma and space, and name the column Employee and Title.</text:p>
      <text:p text:style-name="Standard"/>
      <text:p text:style-name="Standard">6. Create a query to display all the data from the EMPLOYEE table. Separate each column by a</text:p>
      <text:p text:style-name="Standard"><text:tab/> comma. Name the column THE_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ved Akhtar</meta:initial-creator>
    <meta:creation-date>2021-11-15T18:31:32.30</meta:creation-date>
    <meta:document-statistic meta:table-count="0" meta:image-count="0" meta:object-count="0" meta:page-count="1" meta:paragraph-count="22" meta:word-count="165" meta:character-count="1058"/>
    <dc:date>2021-11-15T18:32:23.67</dc:date>
    <dc:creator>Naved Akhtar</dc:creator>
    <meta:editing-duration>PT53S</meta:editing-duration>
    <meta:editing-cycles>1</meta:editing-cycles>
    <meta:generator>OpenOffice/4.1.7$Win32 OpenOffice.org_project/417m1$Build-9800</meta:generator>
  </office:meta>
</office:document-meta>
</file>